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B40F7B5C9E99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cker Compose</text:span></text:p>
            <text:p><text:span text:style-name="T1">Assignment 2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: Image Building with Compose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Building custom drupal image for local.</text:p>
              </text:list-item>
              <text:list-item>
                <text:p text:style-name="P4">Start with your compose file form previous section.</text:p>
              </text:list-item>
              <text:list-item>
                <text:p text:style-name="P4">Make your <text:span text:style-name="T2">Dockerfile</text:span> and <text:span text:style-name="T2">docker-compose.yml</text:span> file </text:p>
              </text:list-item>
              <text:list-item>
                <text:p text:style-name="P4">Use <text:span text:style-name="T2">Drupal</text:span> image with <text:span text:style-name="T2">Postg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B40F7B5C9E99B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10T10:36:16.864007768</dc:date>
    <meta:editing-duration>PT10H31S</meta:editing-duration>
    <meta:editing-cycles>22</meta:editing-cycles>
    <meta:generator>LibreOffice/5.1.6.2$Linux_X86_64 LibreOffice_project/10m0$Build-2</meta:generator>
    <meta:document-statistic meta:object-count="49"/>
  </office:meta>
</office:document-meta>
</file>